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Table_20_Contents">
      <style:paragraph-properties fo:text-align="justify" style:justify-single-word="false"/>
    </style:style>
    <style:style style:name="P3" style:family="paragraph" style:parent-style-name="preformatted">
      <style:text-properties fo:font-size="9pt" style:font-size-asian="9pt" style:font-size-complex="9pt"/>
    </style:style>
    <style:style style:name="P4" style:family="paragraph" style:parent-style-name="Text_20_body" style:list-style-name="L1"/>
    <style:style style:name="P5" style:family="paragraph" style:parent-style-name="Heading_20_1" style:master-page-name="First_20_Page">
      <style:paragraph-properties style:page-number="auto"/>
    </style:style>
    <style:style style:name="P6" style:family="paragraph" style:parent-style-name="Footer">
      <style:paragraph-properties fo:text-align="start" style:justify-single-word="fals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ther Features of the Bedework Project</text:h>
      <text:h text:style-name="Heading_20_2" text:outline-level="2">Timezone Server</text:h>
      <text:p text:style-name="Text_20_body">Timezones are an important and at times awkward feature of calendaring. There is no official registry of timezones. The closest to such a registry is the Olson database which chooses to name timezones according to their continent and nearest large city, for example America/New_York.</text:p>
      <text:h text:style-name="Heading_20_3" text:outline-level="3">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4" text:outline-level="4">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text:soft-page-break/>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2" text:outline-level="2">Bedework and CalDAV</text:h>
      <text:h text:style-name="Heading_20_3" text:outline-level="3">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3" text:outline-level="3">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ext:soft-page-break/>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3" text:outline-level="3">CalDAV clients</text:h>
      <text:p text:style-name="Text_20_body">A list of available desktop CalDAV clients is hosted at <text:a xlink:type="simple" xlink:href="http://caldav.calconnect.org/implementations/clients.html">http://caldav.calconnect.org/implementations/clients.html</text:a> by CalConnect, the The Calendaring and Scheduling Consortium.</text:p>
      <text:h text:style-name="Heading_20_3" text:outline-level="3">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4" text:outline-level="4">Recurrence features</text:h>
      <text:h text:style-name="Heading_20_5" text:outline-level="5">Recurrence id ranges</text:h>
      <text:p text:style-name="Text_20_body">Recurrence id ranges take the values THISANDFUTURE or THISANDPRIOR. As yet this feature is not supported and CalDAV queries or updates using this feature will have uncertain results.</text:p>
      <text:h text:style-name="Heading_20_2" text:outline-level="2">Bw and CardDAV</text:h>
      <text:p text:style-name="Text_20_body"/>
      <text:h text:style-name="Heading_20_2" text:outline-level="2">Other Features</text:h>
      <text:h text:style-name="Heading_20_3" text:outline-level="3">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text:soft-page-break/>Currently it takes the following form for the caldav servers:</text:p>
      <text:p text:style-name="preformatted">&lt;host-and-port&gt;/&lt;context&gt;/fbsvc&lt;parameters&gt;</text:p>
      <text:p text:style-name="Text_20_body">where:</text:p>
      <text:list xml:id="list33616465" text:style-name="L1">
        <text:list-item>
          <text:p text:style-name="P4">context is one of the following in the quickstart but may differ in production:</text:p>
          <text:list>
            <text:list-item>
              <text:p text:style-name="P4">ucal for the authenticated user calendar</text:p>
            </text:list-item>
            <text:list-item>
              <text:p text:style-name="P4">cal for the public unauthenticated calendar</text:p>
            </text:list-item>
            <text:list-item>
              <text:p text:style-name="P4">ucaldav for the authenticated CalDAV server</text:p>
            </text:list-item>
            <text:list-item>
              <text:p text:style-name="P4">caldav for the unauthenticated CalDAV server</text:p>
            </text:list-item>
          </text:list>
        </text:list-item>
        <text:list-item>
          <text:p text:style-name="P4">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user</text:p>
          </table:table-cell>
          <table:table-cell table:style-name="Table1.A2" office:value-type="string">
            <text:p text:style-name="P2">A user account e.g. testuser01</text:p>
          </table:table-cell>
          <table:table-cell table:style-name="Table1.C2" office:value-type="string">
            <text:p text:style-name="P2">A user account known to the system</text:p>
          </table:table-cell>
        </table:table-row>
        <table:table-row>
          <table:table-cell table:style-name="Table1.A2" office:value-type="string">
            <text:p text:style-name="P1">cua</text:p>
          </table:table-cell>
          <table:table-cell table:style-name="Table1.A2" office:value-type="string">
            <text:p text:style-name="P2">A calendar user address, e.g. mailto:testuser01@mysite.edu</text:p>
          </table:table-cell>
          <table:table-cell table:style-name="Table1.C2" office:value-type="string">
            <text:p text:style-name="P2">This is the form that is usually found for an attendee.</text:p>
          </table:table-cell>
        </table:table-row>
        <table:table-row>
          <table:table-cell table:style-name="Table1.A2" office:value-type="string">
            <text:p text:style-name="P1">start</text:p>
          </table:table-cell>
          <table:table-cell table:style-name="Table1.A2" office:value-type="string">
            <text:p text:style-name="P2">Start date yyyy-mm-dd</text:p>
          </table:table-cell>
          <table:table-cell table:style-name="Table1.C2" office:value-type="string">
            <text:p text:style-name="P2">Start of the period of interest</text:p>
          </table:table-cell>
        </table:table-row>
        <table:table-row>
          <table:table-cell table:style-name="Table1.A2" office:value-type="string">
            <text:p text:style-name="P1">end</text:p>
          </table:table-cell>
          <table:table-cell table:style-name="Table1.A2" office:value-type="string">
            <text:p text:style-name="P2">End date yyyy-mm-dd</text:p>
          </table:table-cell>
          <table:table-cell table:style-name="Table1.C2" office:value-type="string">
            <text:p text:style-name="P2">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3">http://myhost.edu/ucaldav/fbsvc?user=test01&amp;start=2007-09-06&amp;end=2007-09-16</text:p>
      <text:h text:style-name="Heading_20_3" text:outline-level="3">Real-time scheduling </text:h>
      <text:p text:style-name="Text_20_body">This is currently under development and unsupported by most systems. Bedework allows the <text:soft-page-break/>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1"/>
      </text:list-level-style-bullet>
      <text:list-level-style-bullet text:level="2" text:style-name="Bullet_20_Symbols" text:bullet-char="•">
        <style:list-level-properties text:space-before="0.1in" text:min-label-width="0.1575in"/>
        <style:text-properties style:font-name="StarSymbol1"/>
      </text:list-level-style-bullet>
      <text:list-level-style-bullet text:level="3" text:style-name="Bullet_20_Symbols" text:bullet-char="•">
        <style:list-level-properties text:space-before="0.15in" text:min-label-width="0.1575in"/>
        <style:text-properties style:font-name="StarSymbol1"/>
      </text:list-level-style-bullet>
      <text:list-level-style-bullet text:level="4" text:style-name="Bullet_20_Symbols" text:bullet-char="•">
        <style:list-level-properties text:space-before="0.2in" text:min-label-width="0.1575in"/>
        <style:text-properties style:font-name="StarSymbol1"/>
      </text:list-level-style-bullet>
      <text:list-level-style-bullet text:level="5" text:style-name="Bullet_20_Symbols" text:bullet-char="•">
        <style:list-level-properties text:space-before="0.25in" text:min-label-width="0.1575in"/>
        <style:text-properties style:font-name="StarSymbol1"/>
      </text:list-level-style-bullet>
      <text:list-level-style-bullet text:level="6" text:style-name="Bullet_20_Symbols" text:bullet-char="•">
        <style:list-level-properties text:space-before="0.3in" text:min-label-width="0.1575in"/>
        <style:text-properties style:font-name="StarSymbol1"/>
      </text:list-level-style-bullet>
      <text:list-level-style-bullet text:level="7" text:style-name="Bullet_20_Symbols" text:bullet-char="•">
        <style:list-level-properties text:space-before="0.35in" text:min-label-width="0.1575in"/>
        <style:text-properties style:font-name="StarSymbol1"/>
      </text:list-level-style-bullet>
      <text:list-level-style-bullet text:level="8" text:style-name="Bullet_20_Symbols" text:bullet-char="•">
        <style:list-level-properties text:space-before="0.4in" text:min-label-width="0.1575in"/>
        <style:text-properties style:font-name="StarSymbol1"/>
      </text:list-level-style-bullet>
      <text:list-level-style-bullet text:level="9" text:style-name="Bullet_20_Symbols" text:bullet-char="•">
        <style:list-level-properties text:space-before="0.45in" text:min-label-width="0.1575in"/>
        <style:text-properties style:font-name="StarSymbol1"/>
      </text:list-level-style-bullet>
      <text:list-level-style-bullet text:level="10" text:style-name="Bullet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4T13:50:03.67">Dec 14, 2009</text:date> <text:tab/><text:tab/>p.<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6</meta:editing-cycles>
    <meta:editing-duration>PT27H48M08S</meta:editing-duration>
    <dc:title>BedeworkTemplate</dc:title>
    <meta:initial-creator>Arlen Johnson</meta:initial-creator>
    <dc:date>2009-12-14T13:50:03.59</dc:date>
    <dc:creator>Arlen Johnson</dc:creator>
    <meta:document-statistic meta:table-count="1" meta:image-count="0" meta:object-count="0" meta:page-count="5" meta:paragraph-count="75" meta:word-count="1172" meta:character-count="755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